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611cm" style:rel-column-width="13918*"/>
    </style:style>
    <style:style style:name="Tabella1.B" style:family="table-column">
      <style:table-column-properties style:column-width="9.686cm" style:rel-column-width="37336*"/>
    </style:style>
    <style:style style:name="Tabella1.C" style:family="table-column">
      <style:table-column-properties style:column-width="3.704cm" style:rel-column-width="14281*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.10" style:family="table-row">
      <style:table-row-properties style:min-row-height="0.769cm"/>
    </style:style>
    <style:style style:name="P1" style:family="paragraph" style:parent-style-name="Standard">
      <style:text-properties officeooo:rsid="00031674" officeooo:paragraph-rsid="00031674"/>
    </style:style>
    <style:style style:name="P2" style:family="paragraph" style:parent-style-name="Standard">
      <style:text-properties officeooo:rsid="00031674" officeooo:paragraph-rsid="0007c2e4"/>
    </style:style>
    <style:style style:name="P3" style:family="paragraph" style:parent-style-name="Standard">
      <style:text-properties officeooo:rsid="0007c2e4" officeooo:paragraph-rsid="0007c2e4"/>
    </style:style>
    <style:style style:name="P4" style:family="paragraph" style:parent-style-name="Table_20_Contents">
      <style:text-properties style:font-name="DejaVu Sans Mono" fo:font-size="12pt" style:font-size-asian="12pt" style:font-size-complex="12pt"/>
    </style:style>
    <style:style style:name="P5" style:family="paragraph" style:parent-style-name="Table_20_Contents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DejaVu Sans Mono" fo:font-size="12pt" fo:font-weight="normal" officeooo:rsid="00073a0f" officeooo:paragraph-rsid="00073a0f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073a0f" officeooo:paragraph-rsid="00073a0f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073a0f" officeooo:paragraph-rsid="0007c2e4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DejaVu Sans Mono" fo:font-size="12pt" fo:font-weight="normal" officeooo:rsid="00073a0f" officeooo:paragraph-rsid="0007c2e4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paragraph-rsid="0007c2e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DejaVu Sans Mono" fo:font-size="12pt" fo:font-weight="normal" officeooo:paragraph-rsid="0007c2e4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font-variant="normal" fo:text-transform="none" fo:color="#000000" style:font-name="DejaVu Sans Mono" fo:font-size="12pt" fo:letter-spacing="normal" fo:font-style="normal" fo:font-weight="normal" officeooo:paragraph-rsid="0007c2e4" style:font-size-asian="12pt" style:font-weight-asian="normal" style:font-size-complex="12pt" style:font-weight-complex="normal"/>
    </style:style>
    <style:style style:name="P14" style:family="paragraph" style:parent-style-name="Heading_20_1">
      <style:text-properties style:font-name="DejaVu Sans Mono" fo:font-size="12pt" fo:font-weight="normal" officeooo:paragraph-rsid="0007c2e4" style:font-size-asian="12pt" style:font-weight-asian="normal" style:font-size-complex="12pt" style:font-weight-complex="normal"/>
    </style:style>
    <style:style style:name="P15" style:family="paragraph" style:parent-style-name="Heading_20_1">
      <style:text-properties officeooo:rsid="001ad589" officeooo:paragraph-rsid="001f2895"/>
    </style:style>
    <style:style style:name="P16" style:family="paragraph" style:parent-style-name="Standard" style:list-style-name=""/>
    <style:style style:name="P17" style:family="paragraph" style:parent-style-name="Standard" style:list-style-name="L1">
      <style:text-properties officeooo:rsid="0007c2e4" officeooo:paragraph-rsid="0007c2e4"/>
    </style:style>
    <style:style style:name="P18" style:family="paragraph" style:parent-style-name="Standard">
      <style:text-properties officeooo:rsid="0007c2e4" officeooo:paragraph-rsid="00031674"/>
    </style:style>
    <style:style style:name="P19" style:family="paragraph" style:parent-style-name="Standard">
      <style:text-properties officeooo:rsid="00031674" officeooo:paragraph-rsid="0007c2e4"/>
    </style:style>
    <style:style style:name="P20" style:family="paragraph" style:parent-style-name="Standard">
      <style:text-properties officeooo:rsid="001ad589" officeooo:paragraph-rsid="001ad589"/>
    </style:style>
    <style:style style:name="P21" style:family="paragraph" style:parent-style-name="Table_20_Contents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DejaVu Sans Mono" fo:font-size="12pt" fo:font-weight="normal" officeooo:rsid="000e877b" officeooo:paragraph-rsid="000e877b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DejaVu Sans Mono" fo:font-size="12pt" fo:font-weight="normal" officeooo:rsid="000f4c57" officeooo:paragraph-rsid="000f4c5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0f5fb2" officeooo:paragraph-rsid="000f5fb2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DejaVu Sans Mono" fo:font-size="12pt" fo:font-weight="normal" officeooo:paragraph-rsid="00113442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DejaVu Sans Mono" fo:font-size="12pt" fo:font-weight="normal" officeooo:rsid="00123bb6" officeooo:paragraph-rsid="00123bb6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DejaVu Sans Mono" fo:font-size="12pt" fo:font-weight="normal" officeooo:rsid="00123bb6" officeooo:paragraph-rsid="001ad589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DejaVu Sans Mono" fo:font-size="12pt" fo:font-weight="normal" officeooo:rsid="001447cc" officeooo:paragraph-rsid="001447cc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1447cc" officeooo:paragraph-rsid="001447cc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DejaVu Sans Mono" fo:font-size="12pt" fo:font-weight="normal" officeooo:rsid="0017f89e" officeooo:paragraph-rsid="0017f89e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DejaVu Sans Mono" fo:font-size="12pt" fo:font-weight="normal" officeooo:rsid="001ad589" officeooo:paragraph-rsid="001ad589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1bbd6e" officeooo:paragraph-rsid="001bbd6e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ext_20_body">
      <style:text-properties officeooo:rsid="001862da" officeooo:paragraph-rsid="001862da"/>
    </style:style>
    <style:style style:name="P35" style:family="paragraph" style:parent-style-name="Text_20_body">
      <style:text-properties officeooo:rsid="001ad589" officeooo:paragraph-rsid="001f2895"/>
    </style:style>
    <style:style style:name="P36" style:family="paragraph" style:parent-style-name="Text_20_body">
      <style:text-properties officeooo:rsid="001f2895" officeooo:paragraph-rsid="001f2895"/>
    </style:style>
    <style:style style:name="P37" style:family="paragraph" style:parent-style-name="Text_20_body">
      <style:text-properties officeooo:rsid="00206e1b" officeooo:paragraph-rsid="00206e1b"/>
    </style:style>
    <style:style style:name="T1" style:family="text">
      <style:text-properties officeooo:rsid="00073a0f"/>
    </style:style>
    <style:style style:name="T2" style:family="text">
      <style:text-properties officeooo:rsid="0007c2e4"/>
    </style:style>
    <style:style style:name="T3" style:family="text">
      <style:text-properties officeooo:rsid="000e877b"/>
    </style:style>
    <style:style style:name="T4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DejaVu Sans Mono" fo:font-size="12pt" fo:font-weight="normal" officeooo:rsid="000e877b" style:font-size-asian="12pt" style:font-weight-asian="normal" style:font-size-complex="12pt" style:font-weight-complex="normal"/>
    </style:style>
    <style:style style:name="T6" style:family="text">
      <style:text-properties style:font-name="DejaVu Sans Mono" fo:font-size="12pt" fo:font-weight="normal" officeooo:rsid="0017f89e" style:font-size-asian="12pt" style:font-weight-asian="normal" style:font-size-complex="12pt" style:font-weight-complex="normal"/>
    </style:style>
    <style:style style:name="T7" style:family="text">
      <style:text-properties style:font-name="DejaVu Sans Mono" fo:font-size="12pt" fo:font-weight="normal" officeooo:rsid="00180ede" style:font-size-asian="12pt" style:font-weight-asian="normal" style:font-size-complex="12pt" style:font-weight-complex="normal"/>
    </style:style>
    <style:style style:name="T8" style:family="text">
      <style:text-properties officeooo:rsid="000f4391"/>
    </style:style>
    <style:style style:name="T9" style:family="text">
      <style:text-properties officeooo:rsid="0012776b"/>
    </style:style>
    <style:style style:name="T10" style:family="text">
      <style:text-properties officeooo:rsid="0017f89e"/>
    </style:style>
    <style:style style:name="T11" style:family="text">
      <style:text-properties officeooo:rsid="00180ede"/>
    </style:style>
    <style:style style:name="T12" style:family="text">
      <style:text-properties officeooo:rsid="001ad589"/>
    </style:style>
    <style:style style:name="T13" style:family="text">
      <style:text-properties officeooo:rsid="001bbd6e"/>
    </style:style>
    <style:style style:name="T14" style:family="text">
      <style:text-properties officeooo:rsid="001e7387"/>
    </style:style>
    <style:style style:name="T15" style:family="text">
      <style:text-properties officeooo:rsid="00221cb5"/>
    </style:style>
    <style:style style:name="T16" style:family="text">
      <style:text-properties officeooo:rsid="00201b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OM to realize the prototype <text:span text:style-name="T3">V1.0 of</text:span> transponder lora32u4</text:h>
      <text:p text:style-name="P34">Last update: 2019/08/10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2">Element</text:p>
          </table:table-cell>
          <table:table-cell table:style-name="Tabella1.A1" office:value-type="string">
            <text:p text:style-name="P22">Ref.</text:p>
          </table:table-cell>
          <table:table-cell table:style-name="Tabella1.C1" office:value-type="string">
            <text:p text:style-name="P33"><text:span text:style-name="T5">Price</text:span><text:span text:style-name="T4"> Euro</text:span></text:p>
          </table:table-cell>
        </table:table-row>
        <table:table-row>
          <table:table-cell table:style-name="Tabella1.A2" office:value-type="string">
            <text:h text:style-name="P16" text:outline-level="1">LoRa32u4 II Lora LiPo Atmega32u4</text:h>
            <text:p text:style-name="P5"/>
          </table:table-cell>
          <table:table-cell table:style-name="Tabella1.A2" office:value-type="string">
            <text:p text:style-name="P25"><text:a xlink:type="simple" xlink:href="https://bsfrance.fr/lora-long-range/" text:style-name="Internet_20_link" text:visited-style-name="Visited_20_Internet_20_Link">https://bsfrance.fr/lora-long-range/</text:a></text:p>
            <text:p text:style-name="P25">1345-LoRa32u4-II-Lora-LiPo-Atmega32u4-SX1276-HPD13-868MHZ-EU-Antenna.html</text:p>
          </table:table-cell>
          <table:table-cell table:style-name="Tabella1.C2" office:value-type="string">
            <text:p text:style-name="P10">13,12</text:p>
          </table:table-cell>
        </table:table-row>
        <table:table-row>
          <table:table-cell table:style-name="Tabella1.A2" office:value-type="string">
            <text:h text:style-name="P16" text:outline-level="1">Antenna 5dBi 868Mhz LoRa with pigtail uFl to SMA antenne 868Mhz LoRa</text:h>
            <text:p text:style-name="P5"/>
          </table:table-cell>
          <table:table-cell table:style-name="Tabella1.A2" office:value-type="string">
            <text:p text:style-name="P25"><text:a xlink:type="simple" xlink:href="https://bsfrance.fr/lora-long-range/" text:style-name="Internet_20_link" text:visited-style-name="Visited_20_Internet_20_Link">https://bsfrance.fr/lora-long-range/</text:a></text:p>
            <text:p text:style-name="P25">1350-Antenna-5dBi-868Mhz-LoRa-with-pigtail-uFl-to-SMA-antenne-868Mhz-LoRa.html</text:p>
          </table:table-cell>
          <table:table-cell table:style-name="Tabella1.C2" office:value-type="string">
            <text:p text:style-name="P10">3,68</text:p>
          </table:table-cell>
        </table:table-row>
        <table:table-row>
          <table:table-cell table:style-name="Tabella1.A2" office:value-type="string">
            <text:h text:style-name="P16" text:outline-level="1"><text:bookmark text:name="title"/><text:bookmark text:name="productTitle"/>RXB6 433Mhz</text:h>
            <text:p text:style-name="P5"/>
          </table:table-cell>
          <table:table-cell table:style-name="Tabella1.A2" office:value-type="string">
            <text:p text:style-name="P5"><text:a xlink:type="simple" xlink:href="https://www.amazon.it/DollaTek-receptor-inalámbrico-Superheterodyne-Arduino/dp/B07DK6VF3W/ref=sr_1_cc_2?s=aps&amp;ie=UTF8&amp;qid=1551871715&amp;sr=1-2-catcorr&amp;keywords=rxb6" text:style-name="Internet_20_link" text:visited-style-name="Visited_20_Internet_20_Link">https://www.amazon.it/DollaTek-receptor-inal%C3%A1mbrico-Superheterodyne-Arduino/dp/B07DK6VF3W/ref=sr_1_cc_2?s=aps&amp;ie=UTF8&amp;qid=1551871715&amp;sr=1-2-catcorr&amp;keywords=rxb6</text:a></text:p>
            <text:p text:style-name="P30">2,60 / each</text:p>
          </table:table-cell>
          <table:table-cell table:style-name="Tabella1.C2" office:value-type="string">
            <text:p text:style-name="P33"><text:span text:style-name="T4">2,</text:span><text:span text:style-name="T6">60</text:span></text:p>
          </table:table-cell>
        </table:table-row>
        <table:table-row>
          <table:table-cell table:style-name="Tabella1.A2" office:value-type="string">
            <text:p text:style-name="P5">Grove-Barometer_Sensor-BMP180</text:p>
          </table:table-cell>
          <table:table-cell table:style-name="Tabella1.A2" office:value-type="string">
            <text:p text:style-name="P5"><text:a xlink:type="simple" xlink:href="http://wiki.seeedstudio.com/Grove-Barometer_Sensor-BMP180/" text:style-name="Internet_20_link" text:visited-style-name="Visited_20_Internet_20_Link">http://wiki.seeedstudio.com/Grove-Barometer_Sensor-BMP180/</text:a></text:p>
            <text:p text:style-name="P5"/>
          </table:table-cell>
          <table:table-cell table:style-name="Tabella1.C2" office:value-type="string">
            <text:p text:style-name="P10">5,22</text:p>
          </table:table-cell>
        </table:table-row>
        <table:table-row>
          <table:table-cell table:style-name="Tabella1.A2" office:value-type="string">
            <text:p text:style-name="P23">Breadboard</text:p>
          </table:table-cell>
          <table:table-cell table:style-name="Tabella1.A2" office:value-type="string">
            <text:p text:style-name="P5"><text:a xlink:type="simple" xlink:href="https://www.amazon.com/BB400-Solderless-Plug-BreadBoard-tie-points/dp/B0040Z1ERO" text:style-name="Internet_20_link" text:visited-style-name="Visited_20_Internet_20_Link">https://www.amazon.com/BB400-Solderless-Plug-BreadBoard-tie-points/dp/B0040Z1ERO</text:a></text:p>
            <text:p text:style-name="P5">BB400 Solderless Plug-in BreadBoard, 400 tie-Points, 4 Power Rails, (84 x 55 x 9mm)</text:p>
          </table:table-cell>
          <table:table-cell table:style-name="Tabella1.C2" office:value-type="string">
            <text:p text:style-name="P24">5,40</text:p>
          </table:table-cell>
        </table:table-row>
        <table:table-row>
          <table:table-cell table:style-name="Tabella1.A2" office:value-type="string">
            <text:p text:style-name="P28">Breadboard Jumper Wires</text:p>
          </table:table-cell>
          <table:table-cell table:style-name="Tabella1.A2" office:value-type="string">
            <text:p text:style-name="P26"><text:a xlink:type="simple" xlink:href="https://www.amazon.com/Breadboard-Jumper-Wire-75pcs-pack/dp/B0040DEI9M" text:style-name="Internet_20_link" text:visited-style-name="Visited_20_Internet_20_Link">https://www.amazon.com/Breadboard-Jumper-Wire-75pcs-pack/dp/B0040DEI9M</text:a></text:p>
            <text:p text:style-name="P26"/>
          </table:table-cell>
          <table:table-cell table:style-name="Tabella1.C2" office:value-type="string">
            <text:p text:style-name="P29">5,90</text:p>
          </table:table-cell>
        </table:table-row>
        <table:table-row>
          <table:table-cell table:style-name="Tabella1.A2" office:value-type="string">
            <text:p text:style-name="P31">3.7V LiPo battery</text:p>
          </table:table-cell>
          <table:table-cell table:style-name="Tabella1.A2" office:value-type="string">
            <text:p text:style-name="P27"><text:span text:style-name="T12">Example:</text:span></text:p>
            <text:p text:style-name="P26"><text:a xlink:type="simple" xlink:href="https://www.adafruit.com/product/2011" text:style-name="Internet_20_link" text:visited-style-name="Visited_20_Internet_20_Link">https://www.adafruit.com/product/2011</text:a> </text:p>
            <text:p text:style-name="P26">Lithium Ion Battery - 3.7v 2000mAh</text:p>
            <text:p text:style-name="P31">Important: <text:span text:style-name="T13">see Note01</text:span></text:p>
          </table:table-cell>
          <table:table-cell table:style-name="Tabella1.C2" office:value-type="string">
            <text:p text:style-name="P32">11,37</text:p>
          </table:table-cell>
        </table:table-row>
        <table:table-row>
          <table:table-cell table:style-name="Tabella1.A2" office:value-type="string">
            <text:p text:style-name="P6">waterproof container for the system, including batteries.</text:p>
          </table:table-cell>
          <table:table-cell table:style-name="Tabella1.A2" office:value-type="string">
            <text:p text:style-name="P26">Example:</text:p>
            <text:p text:style-name="P26"><text:a xlink:type="simple" xlink:href="https://www.amazon.com/LeMotech-Dustproof-Waterproof-Electrical-200mmx155mmx80mm/dp/B075DKNQSM/ref=sr_1_4?keywords=electric+box&amp;qid=1567328680&amp;s=gateway&amp;sr=8-4" text:style-name="Internet_20_link" text:visited-style-name="Visited_20_Internet_20_Link">https://www.amazon.com/LeMotech-Dustproof-Waterproof-Electrical-200mmx155mmx80mm/dp/B075DKNQSM/ref=sr_1_4?</text:a><text:soft-page-break/><text:a xlink:type="simple" xlink:href="https://www.amazon.com/LeMotech-Dustproof-Waterproof-Electrical-200mmx155mmx80mm/dp/B075DKNQSM/ref=sr_1_4?keywords=electric+box&amp;qid=1567328680&amp;s=gateway&amp;sr=8-4" text:style-name="Internet_20_link" text:visited-style-name="Visited_20_Internet_20_Link">keywords=electric+box&amp;qid=1567328680&amp;s=gateway&amp;sr=8-4</text:a></text:p>
          </table:table-cell>
          <table:table-cell table:style-name="Tabella1.C2" office:value-type="string">
            <text:p text:style-name="P7"><text:span text:style-name="T9">12</text:span>,00</text:p>
          </table:table-cell>
        </table:table-row>
        <table:table-row table:style-name="Tabella1.10">
          <table:table-cell table:style-name="Tabella1.A2" office:value-type="string">
            <text:p text:style-name="P6">Tota<text:span text:style-name="T8">l</text:span></text:p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3"><text:span text:style-name="T7">59,29</text:span></text:p>
          </table:table-cell>
        </table:table-row>
      </table:table>
      <text:p text:style-name="P18"/>
      <text:p text:style-name="P20">Note<text:span text:style-name="T16">0</text:span>1:</text:p>
      <text:p text:style-name="P20">check that the supplied battery does not have the connectors reversed from those provided for in Lora32u4II (unfortunately there are two standards that use the same type of connector). </text:p>
      <text:p text:style-name="P20">See the module documentation on the BsFrance site. </text:p>
      <text:p text:style-name="P20">If it is inverted, using a needle, remove the terminals from the connector and invert the poles.</text:p>
      <text:p text:style-name="P20"/>
      <text:h text:style-name="P15" text:outline-level="1"><text:span text:style-name="T14">A</text:span>ccessories used for <text:span text:style-name="T15">firmware </text:span>development and <text:span text:style-name="T15">device </text:span>program <text:span text:style-name="T15">with Arduino tools</text:span></text:h>
      <text:p text:style-name="P35"/>
      <text:p text:style-name="P35">Micro USB to USB Cable.</text:p>
      <text:p text:style-name="P36">Example:</text:p>
      <text:p text:style-name="P36"><text:a xlink:type="simple" xlink:href="https://www.amazon.com/Micro-USB-to-Cable/dp/B004GETLY2" text:style-name="Internet_20_link" text:visited-style-name="Visited_20_Internet_20_Link">https://www.amazon.com/Micro-USB-to-Cable/dp/B004GETLY2</text:a></text:p>
      <text:p text:style-name="P37">Price:<text:tab/>2,40 Eur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 Mono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Mono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 Mono" fo:font-family="'DejaVu Sans Mono'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DejaVu Sans Mono" fo:font-family="'DejaVu Sans Mono'" style:font-family-generic="modern" style:font-pitch="fixed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 Mono" fo:font-family="'DejaVu Sans Mono'" style:font-family-generic="modern" style:font-pitch="fixed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Mono" fo:font-family="'DejaVu Sans Mono'" style:font-family-generic="modern" style:font-pitch="fixed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06T11:23:11.228000000</meta:creation-date>
    <dc:date>2019-09-01T12:04:59.162000000</dc:date>
    <meta:editing-duration>PT1H24M32S</meta:editing-duration>
    <meta:editing-cycles>26</meta:editing-cycles>
    <meta:generator>LibreOffice/6.3.0.4$Windows_X86_64 LibreOffice_project/057fc023c990d676a43019934386b85b21a9ee99</meta:generator>
    <meta:document-statistic meta:table-count="1" meta:image-count="0" meta:object-count="0" meta:page-count="2" meta:paragraph-count="48" meta:word-count="174" meta:character-count="1872" meta:non-whitespace-character-count="1743"/>
  </office:meta>
</office:document-meta>
</file>